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0C82DC0B4B9C576AD07.png" manifest:media-type="image/png"/>
  <manifest:file-entry manifest:full-path="Pictures/10000201000002800000013A074618E4D4EA6F1E.png" manifest:media-type="image/png"/>
  <manifest:file-entry manifest:full-path="Pictures/1000020100000283000000DE7A3B5607B8B65076.png" manifest:media-type="image/png"/>
  <manifest:file-entry manifest:full-path="Pictures/10000201000004DD000002DF86E238938DF90B99.png" manifest:media-type="image/png"/>
  <manifest:file-entry manifest:full-path="Pictures/1000020100000118000001187BD06A7F80A416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82a36" draw:fill-color="#282a36" draw:textarea-horizontal-align="justify" draw:textarea-vertical-align="middle" draw:auto-grow-height="false" fo:min-height="15.63cm" fo:min-width="20.67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loext:glow-radius="0.071cm" loext:glow-color="#3465a4" loext:softedge-radius="0.071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282a3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1.17cm" svg:height="15.88cm" svg:x="4cm" svg:y="1.75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9.597cm" svg:height="9.597cm" svg:x="9.753cm" svg:y="2.283cm">
              <draw:image xlink:href="Pictures/1000020100000118000001187BD06A7F80A4161C.png" xlink:type="simple" xlink:show="embed" xlink:actuate="onLoad" draw:mime-type="image/png">
                <text:p/>
              </draw:image>
            </draw:frame>
            <draw:frame draw:style-name="gr3" draw:text-style-name="P2" draw:layer="layout" svg:width="9.382cm" svg:height="3.239cm" svg:x="9.892cm" svg:y="5.522cm">
              <draw:image xlink:href="Pictures/1000020100000283000000DE7A3B5607B8B65076.png" xlink:type="simple" xlink:show="embed" xlink:actuate="onLoad" draw:mime-type="image/png">
                <text:p/>
              </draw:image>
            </draw:frame>
          </draw:g>
          <draw:frame draw:style-name="gr4" draw:text-style-name="P2" draw:layer="layout" svg:width="8.14cm" svg:height="4.805cm" svg:x="10.51cm" svg:y="12.88cm">
            <draw:image xlink:href="Pictures/10000201000004DD000002DF86E238938DF90B99.png" xlink:type="simple" xlink:show="embed" xlink:actuate="onLoad" draw:mime-type="image/png">
              <text:p/>
            </draw:image>
          </draw:frame>
        </draw:g>
      </draw:page>
      <draw:page draw:name="page2" draw:style-name="dp1" draw:master-page-name="Standard">
        <draw:custom-shape draw:style-name="gr1" draw:text-style-name="P1" draw:layer="layout" svg:width="21.17cm" svg:height="15.88cm" svg:x="4cm" svg:y="1.7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6.93cm" svg:height="8.305cm" svg:x="6.211cm" svg:y="3.531cm">
          <draw:image xlink:href="Pictures/10000201000002800000013A074618E4D4EA6F1E.png" xlink:type="simple" xlink:show="embed" xlink:actuate="onLoad" draw:mime-type="image/png">
            <text:p/>
          </draw:image>
        </draw:frame>
        <draw:frame draw:style-name="gr5" draw:text-style-name="P3" draw:layer="layout" svg:width="8.5cm" svg:height="3.32cm" svg:x="10.25cm" svg:y="13.18cm">
          <draw:image xlink:href="Pictures/1000020100000200000000C82DC0B4B9C576AD0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9T14:41:02.737072801</meta:creation-date>
    <dc:date>2021-10-19T16:03:07.171701194</dc:date>
    <meta:editing-duration>PT14M45S</meta:editing-duration>
    <meta:editing-cycles>2</meta:editing-cycles>
    <meta:generator>LibreOffice/7.1.6.2$Linux_X86_64 LibreOffice_project/10$Build-2</meta:generator>
    <meta:document-statistic meta:object-count="9"/>
  </office:meta>
</office:document-meta>
</file>